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79b77" officeooo:paragraph-rsid="00079b77"/>
    </style:style>
    <style:style style:name="P2" style:family="paragraph" style:parent-style-name="Standard">
      <style:text-properties style:font-name="Liberation Mono" officeooo:rsid="00080446" officeooo:paragraph-rsid="00080446"/>
    </style:style>
    <style:style style:name="P3" style:family="paragraph" style:parent-style-name="Standard">
      <style:text-properties style:font-name="Liberation Mono" officeooo:rsid="0009dead" officeooo:paragraph-rsid="0009dead"/>
    </style:style>
    <style:style style:name="P4" style:family="paragraph" style:parent-style-name="Standard">
      <style:text-properties style:font-name="Liberation Mono" officeooo:rsid="000a2a10" officeooo:paragraph-rsid="000a2a10"/>
    </style:style>
    <style:style style:name="P5" style:family="paragraph" style:parent-style-name="Standard">
      <style:text-properties style:font-name="Liberation Mono" fo:font-weight="normal" officeooo:rsid="000a2a10" officeooo:paragraph-rsid="000a2a10" style:font-weight-asian="normal" style:font-weight-complex="normal"/>
    </style:style>
    <style:style style:name="P6" style:family="paragraph" style:parent-style-name="Standard">
      <style:text-properties style:font-name="Liberation Mono" fo:font-weight="normal" officeooo:rsid="000ba311" officeooo:paragraph-rsid="000ba311" style:font-weight-asian="normal" style:font-weight-complex="normal"/>
    </style:style>
    <style:style style:name="P7" style:family="paragraph" style:parent-style-name="Standard">
      <style:text-properties style:font-name="Liberation Mono" fo:font-weight="normal" officeooo:rsid="000ba311" officeooo:paragraph-rsid="000a2a10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0c427f" officeooo:paragraph-rsid="000c427f" style:font-weight-asian="normal" style:font-weight-complex="normal"/>
    </style:style>
    <style:style style:name="P9" style:family="paragraph" style:parent-style-name="Standard">
      <style:text-properties officeooo:paragraph-rsid="000a2a10"/>
    </style:style>
    <style:style style:name="P10" style:family="paragraph" style:parent-style-name="Standard">
      <style:text-properties officeooo:paragraph-rsid="000e044f"/>
    </style:style>
    <style:style style:name="P11" style:family="paragraph" style:parent-style-name="Standard">
      <style:text-properties officeooo:paragraph-rsid="00124eeb"/>
    </style:style>
    <style:style style:name="P12" style:family="paragraph" style:parent-style-name="Standard" style:list-style-name="L1">
      <style:text-properties style:font-name="Liberation Mono" officeooo:rsid="00080446" officeooo:paragraph-rsid="00080446"/>
    </style:style>
    <style:style style:name="P13" style:family="paragraph" style:parent-style-name="Standard">
      <style:text-properties style:font-name="Liberation Mono" officeooo:rsid="00080446" officeooo:paragraph-rsid="00080446"/>
    </style:style>
    <style:style style:name="P14" style:family="paragraph" style:parent-style-name="Standard" style:list-style-name="L2">
      <style:text-properties style:font-name="Liberation Mono" officeooo:rsid="00080446" officeooo:paragraph-rsid="00080446"/>
    </style:style>
    <style:style style:name="P15" style:family="paragraph" style:parent-style-name="Standard" style:list-style-name="L2">
      <style:text-properties style:font-name="Liberation Mono" officeooo:rsid="000875df" officeooo:paragraph-rsid="000875df"/>
    </style:style>
    <style:style style:name="P16" style:family="paragraph" style:parent-style-name="Standard" style:list-style-name="L2">
      <style:text-properties style:font-name="Liberation Mono" officeooo:rsid="0009dead" officeooo:paragraph-rsid="0009dead"/>
    </style:style>
    <style:style style:name="P17" style:family="paragraph" style:parent-style-name="Standard" style:list-style-name="L3">
      <style:text-properties style:font-name="Liberation Mono" fo:font-weight="normal" officeooo:rsid="000ba311" officeooo:paragraph-rsid="000ba311" style:font-weight-asian="normal" style:font-weight-complex="normal"/>
    </style:style>
    <style:style style:name="P18" style:family="paragraph" style:parent-style-name="Standard" style:list-style-name="L4">
      <style:text-properties style:font-name="Liberation Mono" fo:font-weight="normal" officeooo:rsid="000c427f" officeooo:paragraph-rsid="000c427f" style:font-weight-asian="normal" style:font-weight-complex="normal"/>
    </style:style>
    <style:style style:name="P19" style:family="paragraph" style:parent-style-name="Standard" style:list-style-name="L4">
      <style:text-properties style:font-name="Liberation Mono" fo:font-weight="normal" officeooo:rsid="000f461b" officeooo:paragraph-rsid="000f461b" style:font-weight-asian="normal" style:font-weight-complex="normal"/>
    </style:style>
    <style:style style:name="P20" style:family="paragraph" style:parent-style-name="Standard" style:list-style-name="L5">
      <style:text-properties style:font-name="Liberation Mono" fo:font-weight="normal" officeooo:rsid="000f461b" officeooo:paragraph-rsid="000f461b" style:font-weight-asian="normal" style:font-weight-complex="normal"/>
    </style:style>
    <style:style style:name="P21" style:family="paragraph" style:parent-style-name="Standard">
      <style:text-properties style:font-name="Liberation Mono" fo:font-weight="normal" officeooo:rsid="000f461b" officeooo:paragraph-rsid="000f461b" style:font-weight-asian="normal" style:font-weight-complex="normal"/>
    </style:style>
    <style:style style:name="P22" style:family="paragraph" style:parent-style-name="Standard">
      <style:text-properties style:font-name="Liberation Mono" fo:font-weight="normal" officeooo:rsid="00104f3d" officeooo:paragraph-rsid="00104f3d" style:font-weight-asian="normal" style:font-weight-complex="normal"/>
    </style:style>
    <style:style style:name="P23" style:family="paragraph" style:parent-style-name="Standard">
      <style:text-properties style:font-name="Liberation Mono" fo:font-weight="normal" officeooo:rsid="0010a740" officeooo:paragraph-rsid="0010a740" style:font-weight-asian="normal" style:font-weight-complex="normal"/>
    </style:style>
    <style:style style:name="P24" style:family="paragraph" style:parent-style-name="Standard">
      <style:text-properties style:font-name="Liberation Mono" fo:font-weight="normal" officeooo:rsid="00124eeb" officeooo:paragraph-rsid="00124eeb" style:font-weight-asian="normal" style:font-weight-complex="normal"/>
    </style:style>
    <style:style style:name="P25" style:family="paragraph" style:parent-style-name="Standard">
      <style:text-properties style:font-name="Liberation Mono" fo:font-weight="normal" officeooo:rsid="0013e46d" officeooo:paragraph-rsid="0013e46d" style:font-weight-asian="normal" style:font-weight-complex="normal"/>
    </style:style>
    <style:style style:name="P26" style:family="paragraph" style:parent-style-name="Standard">
      <style:text-properties style:font-name="Liberation Mono" fo:font-weight="normal" officeooo:rsid="00147962" officeooo:paragraph-rsid="00147962" style:font-weight-asian="normal" style:font-weight-complex="normal"/>
    </style:style>
    <style:style style:name="P27" style:family="paragraph" style:parent-style-name="Standard">
      <style:text-properties style:font-name="Liberation Mono" fo:font-size="18pt" fo:font-weight="normal" officeooo:rsid="00147962" officeooo:paragraph-rsid="00147962" style:font-weight-asian="normal" style:font-weight-complex="normal"/>
    </style:style>
    <style:style style:name="P28" style:family="paragraph" style:parent-style-name="Standard">
      <style:text-properties style:font-name="Liberation Mono" fo:font-size="12pt" fo:font-weight="normal" officeooo:rsid="0016123a" officeooo:paragraph-rsid="0016123a" style:font-weight-asian="normal" style:font-weight-complex="normal"/>
    </style:style>
    <style:style style:name="P29" style:family="paragraph" style:parent-style-name="Standard" style:list-style-name="L6">
      <style:text-properties style:font-name="Liberation Mono" fo:font-size="12pt" fo:font-weight="normal" officeooo:rsid="0016123a" officeooo:paragraph-rsid="0016123a" style:font-weight-asian="normal" style:font-weight-complex="normal"/>
    </style:style>
    <style:style style:name="P30" style:family="paragraph" style:parent-style-name="Standard" style:list-style-name="L7">
      <style:text-properties style:font-name="Liberation Mono" fo:font-size="12pt" fo:font-weight="normal" officeooo:rsid="00170e78" officeooo:paragraph-rsid="00170e78" style:font-weight-asian="normal" style:font-weight-complex="normal"/>
    </style:style>
    <style:style style:name="P31" style:family="paragraph" style:parent-style-name="Standard" style:list-style-name="L7">
      <style:text-properties style:font-name="Liberation Mono" fo:font-size="12pt" fo:font-weight="normal" officeooo:rsid="00176e9f" officeooo:paragraph-rsid="00176e9f" style:font-weight-asian="normal" style:font-weight-complex="normal"/>
    </style:style>
    <style:style style:name="P32" style:family="paragraph" style:parent-style-name="Standard">
      <style:text-properties style:font-name="Liberation Mono" fo:font-size="12pt" fo:font-weight="normal" officeooo:rsid="00176e9f" officeooo:paragraph-rsid="00176e9f" style:font-weight-asian="normal" style:font-weight-complex="normal"/>
    </style:style>
    <style:style style:name="P33" style:family="paragraph" style:parent-style-name="Standard">
      <style:text-properties style:font-name="Liberation Mono" fo:font-size="12pt" fo:font-weight="normal" officeooo:rsid="00194052" officeooo:paragraph-rsid="00194052" style:font-weight-asian="normal" style:font-weight-complex="normal"/>
    </style:style>
    <style:style style:name="P34" style:family="paragraph" style:parent-style-name="Standard" style:list-style-name="L8">
      <style:text-properties style:font-name="Liberation Mono" fo:font-size="12pt" fo:font-weight="normal" officeooo:rsid="00194052" officeooo:paragraph-rsid="00194052" style:font-weight-asian="normal" style:font-weight-complex="normal"/>
    </style:style>
    <style:style style:name="P35" style:family="paragraph" style:parent-style-name="Standard">
      <style:text-properties style:font-name="Liberation Mono" fo:font-size="12pt" fo:font-weight="normal" officeooo:rsid="001a8547" officeooo:paragraph-rsid="001a8547" style:font-weight-asian="normal" style:font-weight-complex="normal"/>
    </style:style>
    <style:style style:name="P36" style:family="paragraph" style:parent-style-name="Standard" style:list-style-name="L9">
      <style:text-properties style:font-name="Liberation Mono" fo:font-size="12pt" fo:font-weight="normal" officeooo:rsid="001bcb12" officeooo:paragraph-rsid="001bcb12" style:font-weight-asian="normal" style:font-weight-complex="normal"/>
    </style:style>
    <style:style style:name="P37" style:family="paragraph" style:parent-style-name="Standard">
      <style:text-properties style:font-name="Liberation Mono" fo:font-size="12pt" fo:font-weight="normal" officeooo:rsid="001bcb12" officeooo:paragraph-rsid="001bcb12" style:font-weight-asian="normal" style:font-weight-complex="normal"/>
    </style:style>
    <style:style style:name="P38" style:family="paragraph" style:parent-style-name="Standard">
      <style:text-properties style:font-name="Liberation Mono" fo:font-size="12pt" fo:font-weight="normal" officeooo:rsid="001e4c71" officeooo:paragraph-rsid="001e4c71" style:font-weight-asian="normal" style:font-weight-complex="normal"/>
    </style:style>
    <style:style style:name="P39" style:family="paragraph" style:parent-style-name="Standard" style:list-style-name="L10">
      <style:text-properties style:font-name="Liberation Mono" fo:font-size="12pt" fo:font-weight="normal" officeooo:rsid="001e4c71" officeooo:paragraph-rsid="001e4c71" style:font-weight-asian="normal" style:font-weight-complex="normal"/>
    </style:style>
    <style:style style:name="P40" style:family="paragraph" style:parent-style-name="Standard" style:list-style-name="L11">
      <style:text-properties style:font-name="Liberation Mono" fo:font-size="12pt" fo:font-weight="normal" officeooo:rsid="001e4c71" officeooo:paragraph-rsid="001e4c71" style:font-weight-asian="normal" style:font-weight-complex="normal"/>
    </style:style>
    <style:style style:name="P41" style:family="paragraph" style:parent-style-name="Standard" style:list-style-name="L11">
      <style:text-properties style:font-name="Liberation Mono" fo:font-size="12pt" fo:font-weight="normal" officeooo:rsid="001fb1a2" officeooo:paragraph-rsid="001fb1a2" style:font-weight-asian="normal" style:font-weight-complex="normal"/>
    </style:style>
    <style:style style:name="P42" style:family="paragraph" style:parent-style-name="Standard" style:list-style-name="L11">
      <style:text-properties style:font-name="Liberation Mono" fo:font-size="12pt" fo:font-weight="normal" officeooo:rsid="001fb1a2" officeooo:paragraph-rsid="0020475a" style:font-weight-asian="normal" style:font-weight-complex="normal"/>
    </style:style>
    <style:style style:name="P43" style:family="paragraph" style:parent-style-name="Standard">
      <style:text-properties style:font-name="Liberation Mono" fo:font-size="12pt" fo:font-weight="normal" officeooo:rsid="001fb1a2" officeooo:paragraph-rsid="001fb1a2" style:font-weight-asian="normal" style:font-weight-complex="normal"/>
    </style:style>
    <style:style style:name="P44" style:family="paragraph" style:parent-style-name="Standard" style:list-style-name="L11">
      <style:text-properties style:font-name="Liberation Mono" fo:font-size="12pt" fo:font-weight="normal" officeooo:rsid="0020475a" officeooo:paragraph-rsid="0020475a" style:font-weight-asian="normal" style:font-weight-complex="normal"/>
    </style:style>
    <style:style style:name="P45" style:family="paragraph" style:parent-style-name="Standard">
      <style:text-properties style:font-name="Liberation Mono" fo:font-size="12pt" fo:font-weight="normal" officeooo:rsid="002224f4" officeooo:paragraph-rsid="002224f4" style:font-weight-asian="normal" style:font-weight-complex="normal"/>
    </style:style>
    <style:style style:name="P46" style:family="paragraph" style:parent-style-name="Standard" style:list-style-name="L12">
      <style:text-properties style:font-name="Liberation Mono" fo:font-size="12pt" fo:font-weight="normal" officeooo:rsid="002224f4" officeooo:paragraph-rsid="002224f4" style:font-weight-asian="normal" style:font-weight-complex="normal"/>
    </style:style>
    <style:style style:name="P47" style:family="paragraph" style:parent-style-name="Standard" style:list-style-name="L12">
      <style:text-properties style:font-name="Liberation Mono" fo:font-size="12pt" officeooo:rsid="00242ab7" officeooo:paragraph-rsid="00242ab7"/>
    </style:style>
    <style:style style:name="P48" style:family="paragraph" style:parent-style-name="Standard" style:list-style-name="L12">
      <style:text-properties style:font-name="Liberation Mono" fo:font-size="12pt" officeooo:rsid="0025eeb1" officeooo:paragraph-rsid="0025eeb1"/>
    </style:style>
    <style:style style:name="P49" style:family="paragraph" style:parent-style-name="Standard">
      <style:text-properties style:font-name="Liberation Mono" fo:font-size="12pt" officeooo:rsid="002a8adf" officeooo:paragraph-rsid="002a8adf"/>
    </style:style>
    <style:style style:name="P50" style:family="paragraph" style:parent-style-name="Standard" style:list-style-name="L13">
      <style:text-properties style:font-name="Liberation Mono" fo:font-size="12pt" officeooo:rsid="002a8adf" officeooo:paragraph-rsid="002a8adf"/>
    </style:style>
    <style:style style:name="P51" style:family="paragraph" style:parent-style-name="Standard" style:list-style-name="L13">
      <style:text-properties style:font-name="Liberation Mono" fo:font-size="12pt" officeooo:rsid="002bffea" officeooo:paragraph-rsid="002bffea"/>
    </style:style>
    <style:style style:name="P52" style:family="paragraph" style:parent-style-name="Standard" style:list-style-name="L14">
      <style:text-properties style:font-name="Liberation Mono" fo:font-size="12pt" officeooo:rsid="002ebc10" officeooo:paragraph-rsid="002ebc10"/>
    </style:style>
    <style:style style:name="P53" style:family="paragraph" style:parent-style-name="Standard">
      <style:text-properties style:font-name="Liberation Mono" fo:font-size="12pt" officeooo:rsid="002ebc10" officeooo:paragraph-rsid="002ebc10"/>
    </style:style>
    <style:style style:name="P54" style:family="paragraph" style:parent-style-name="Standard" style:list-style-name="L13">
      <style:text-properties style:font-name="Liberation Mono" fo:font-size="12pt" officeooo:rsid="00300b91" officeooo:paragraph-rsid="00300b91"/>
    </style:style>
    <style:style style:name="P55" style:family="paragraph" style:parent-style-name="Standard">
      <style:text-properties style:font-name="Liberation Mono" fo:font-size="12pt" officeooo:rsid="00300b91" officeooo:paragraph-rsid="00300b91"/>
    </style:style>
    <style:style style:name="P56" style:family="paragraph" style:parent-style-name="Standard" style:list-style-name="L15">
      <style:text-properties style:font-name="Liberation Mono" fo:font-size="12pt" officeooo:rsid="0031d818" officeooo:paragraph-rsid="0031d818"/>
    </style:style>
    <style:style style:name="P57" style:family="paragraph" style:parent-style-name="Standard" style:list-style-name="L15">
      <style:text-properties style:font-name="Liberation Mono" fo:font-size="12pt" officeooo:rsid="003228c2" officeooo:paragraph-rsid="003228c2"/>
    </style:style>
    <style:style style:name="P58" style:family="paragraph" style:parent-style-name="Standard" style:list-style-name="L15">
      <style:text-properties style:font-name="Liberation Mono" fo:font-size="12pt" officeooo:rsid="0032d42b" officeooo:paragraph-rsid="0032d42b"/>
    </style:style>
    <style:style style:name="P59" style:family="paragraph" style:parent-style-name="Standard" style:list-style-name="L15">
      <style:text-properties style:font-name="Liberation Mono" fo:font-size="12pt" officeooo:rsid="00331cbd" officeooo:paragraph-rsid="00331cbd"/>
    </style:style>
    <style:style style:name="P60" style:family="paragraph" style:parent-style-name="Standard" style:list-style-name="L15">
      <style:text-properties style:font-name="Liberation Mono" fo:font-size="12pt" officeooo:rsid="00331cbd" officeooo:paragraph-rsid="00331cbd" fo:background-color="#ffff00"/>
    </style:style>
    <style:style style:name="P61" style:family="paragraph" style:parent-style-name="Standard" style:list-style-name="L15">
      <style:text-properties style:font-name="Liberation Mono" fo:font-size="12pt" officeooo:rsid="003333ac" officeooo:paragraph-rsid="003333ac"/>
    </style:style>
    <style:style style:name="P62" style:family="paragraph" style:parent-style-name="Standard">
      <style:text-properties style:font-name="Liberation Mono" fo:font-size="12pt" officeooo:rsid="003333ac" officeooo:paragraph-rsid="003333ac"/>
    </style:style>
    <style:style style:name="P63" style:family="paragraph" style:parent-style-name="Standard" style:list-style-name="L16">
      <style:text-properties style:font-name="Liberation Mono" fo:font-size="12pt" officeooo:rsid="003517d0" officeooo:paragraph-rsid="003517d0"/>
    </style:style>
    <style:style style:name="P64" style:family="paragraph" style:parent-style-name="Standard">
      <style:text-properties style:font-name="Liberation Mono" fo:font-size="12pt" officeooo:rsid="003517d0" officeooo:paragraph-rsid="003517d0"/>
    </style:style>
    <style:style style:name="P65" style:family="paragraph" style:parent-style-name="Standard" style:list-style-name="L17">
      <style:text-properties style:font-name="Liberation Mono" fo:font-size="12pt" officeooo:rsid="003517d0" officeooo:paragraph-rsid="003517d0"/>
    </style:style>
    <style:style style:name="P66" style:family="paragraph" style:parent-style-name="Standard">
      <style:text-properties style:font-name="Liberation Mono" fo:font-size="12pt" officeooo:rsid="0035f48f" officeooo:paragraph-rsid="003517d0"/>
    </style:style>
    <style:style style:name="P67" style:family="paragraph" style:parent-style-name="Standard">
      <style:text-properties style:font-name="Liberation Mono" fo:font-size="12pt" officeooo:rsid="0035f48f" officeooo:paragraph-rsid="0035f48f"/>
    </style:style>
    <style:style style:name="P68" style:family="paragraph" style:parent-style-name="Standard">
      <style:text-properties style:font-name="Liberation Mono" fo:font-size="12pt" officeooo:rsid="0037f0fc" officeooo:paragraph-rsid="0037f0fc"/>
    </style:style>
    <style:style style:name="P69" style:family="paragraph" style:parent-style-name="Standard" style:list-style-name="L19">
      <style:text-properties style:font-name="Liberation Mono" fo:font-size="12pt" officeooo:rsid="0037f0fc" officeooo:paragraph-rsid="0037f0fc"/>
    </style:style>
    <style:style style:name="P70" style:family="paragraph" style:parent-style-name="Standard" style:list-style-name="L19">
      <style:text-properties style:font-name="Liberation Mono" fo:font-size="12pt" officeooo:rsid="003895fb" officeooo:paragraph-rsid="003895fb"/>
    </style:style>
    <style:style style:name="P71" style:family="paragraph" style:parent-style-name="Standard">
      <style:text-properties style:font-name="Liberation Mono" fo:font-size="12pt" officeooo:rsid="0039a8b5" officeooo:paragraph-rsid="003895fb"/>
    </style:style>
    <style:style style:name="P72" style:family="paragraph" style:parent-style-name="Standard">
      <style:text-properties style:font-name="Liberation Mono" fo:font-size="12pt" officeooo:rsid="0039a8b5" officeooo:paragraph-rsid="0039a8b5"/>
    </style:style>
    <style:style style:name="P73" style:family="paragraph" style:parent-style-name="Standard" style:list-style-name="L21">
      <style:text-properties style:font-name="Liberation Mono" fo:font-size="12pt" officeooo:rsid="0039a8b5" officeooo:paragraph-rsid="0039a8b5"/>
    </style:style>
    <style:style style:name="P74" style:family="paragraph" style:parent-style-name="Standard">
      <style:text-properties style:font-name="Liberation Mono" fo:font-size="12pt" officeooo:rsid="003a42f0" officeooo:paragraph-rsid="003a42f0"/>
    </style:style>
    <style:style style:name="P75" style:family="paragraph" style:parent-style-name="Standard" style:list-style-name="L22">
      <style:text-properties style:font-name="Liberation Mono" fo:font-size="12pt" officeooo:rsid="003a42f0" officeooo:paragraph-rsid="003a42f0"/>
    </style:style>
    <style:style style:name="P76" style:family="paragraph" style:parent-style-name="Standard">
      <style:text-properties style:font-name="Liberation Mono" fo:font-size="12pt" officeooo:rsid="003ab246" officeooo:paragraph-rsid="003ab246"/>
    </style:style>
    <style:style style:name="P77" style:family="paragraph" style:parent-style-name="Standard">
      <style:text-properties style:font-name="Liberation Mono" fo:font-size="12pt" officeooo:rsid="003c3337" officeooo:paragraph-rsid="003c3337"/>
    </style:style>
    <style:style style:name="P78" style:family="paragraph" style:parent-style-name="Standard" style:list-style-name="L24">
      <style:text-properties style:font-name="Liberation Mono" fo:font-size="12pt" officeooo:rsid="003c3337" officeooo:paragraph-rsid="003c3337"/>
    </style:style>
    <style:style style:name="P79" style:family="paragraph" style:parent-style-name="Standard" style:list-style-name="L26">
      <style:text-properties style:font-name="Liberation Mono" fo:font-size="12pt" officeooo:rsid="003d9955" officeooo:paragraph-rsid="003d9955"/>
    </style:style>
    <style:style style:name="P80" style:family="paragraph" style:parent-style-name="Standard">
      <style:text-properties style:font-name="Liberation Mono" fo:font-size="12pt" officeooo:rsid="003e38e0" officeooo:paragraph-rsid="003e38e0"/>
    </style:style>
    <style:style style:name="P81" style:family="paragraph" style:parent-style-name="Standard" style:list-style-name="L28">
      <style:text-properties style:font-name="Liberation Mono" fo:font-size="12pt" officeooo:rsid="003e38e0" officeooo:paragraph-rsid="003e38e0"/>
    </style:style>
    <style:style style:name="P82" style:family="paragraph" style:parent-style-name="Standard" style:list-style-name="L28">
      <style:text-properties style:font-name="Liberation Mono" fo:font-size="12pt" officeooo:rsid="003fa0c8" officeooo:paragraph-rsid="003fa0c8"/>
    </style:style>
    <style:style style:name="P83" style:family="paragraph" style:parent-style-name="Standard">
      <style:text-properties style:font-name="Liberation Mono" fo:font-size="12pt" officeooo:rsid="003fa0c8" officeooo:paragraph-rsid="003fa0c8"/>
    </style:style>
    <style:style style:name="P84" style:family="paragraph" style:parent-style-name="Standard" style:list-style-name="L30">
      <style:text-properties style:font-name="Liberation Mono" fo:font-size="12pt" officeooo:rsid="00405688" officeooo:paragraph-rsid="00405688"/>
    </style:style>
    <style:style style:name="P85" style:family="paragraph" style:parent-style-name="Standard">
      <style:text-properties style:font-name="Liberation Mono" fo:font-size="12pt" officeooo:rsid="00405688" officeooo:paragraph-rsid="00405688"/>
    </style:style>
    <style:style style:name="P86" style:family="paragraph" style:parent-style-name="Standard" style:list-style-name="L31">
      <style:text-properties style:font-name="Liberation Mono" fo:font-size="12pt" officeooo:rsid="00407010" officeooo:paragraph-rsid="00407010"/>
    </style:style>
    <style:style style:name="P87" style:family="paragraph" style:parent-style-name="Standard">
      <style:text-properties style:font-name="Liberation Mono" fo:font-size="12pt" officeooo:rsid="00407010" officeooo:paragraph-rsid="00407010"/>
    </style:style>
    <style:style style:name="P88" style:family="paragraph" style:parent-style-name="Standard" style:list-style-name="L32">
      <style:text-properties style:font-name="Liberation Mono" fo:font-size="12pt" officeooo:rsid="00407010" officeooo:paragraph-rsid="00407010"/>
    </style:style>
    <style:style style:name="P89" style:family="paragraph" style:parent-style-name="Standard" style:list-style-name="L32">
      <style:text-properties style:font-name="Liberation Mono" fo:font-size="12pt" officeooo:rsid="0041e256" officeooo:paragraph-rsid="0041e256"/>
    </style:style>
    <style:style style:name="P90" style:family="paragraph" style:parent-style-name="Standard">
      <style:text-properties style:font-name="Liberation Mono" fo:font-size="12pt" officeooo:rsid="0041e256" officeooo:paragraph-rsid="0041e256"/>
    </style:style>
    <style:style style:name="P91" style:family="paragraph" style:parent-style-name="Standard" style:list-style-name="L33">
      <style:text-properties style:font-name="Liberation Mono" fo:font-size="12pt" officeooo:rsid="0041e256" officeooo:paragraph-rsid="0041e256"/>
    </style:style>
    <style:style style:name="P92" style:family="paragraph" style:parent-style-name="Standard" style:list-style-name="L33">
      <style:text-properties style:font-name="Liberation Mono" fo:font-size="12pt" officeooo:rsid="0043c9da" officeooo:paragraph-rsid="0043c9da"/>
    </style:style>
    <style:style style:name="P93" style:family="paragraph" style:parent-style-name="Standard">
      <style:text-properties style:font-name="Liberation Mono" fo:font-size="12pt" officeooo:rsid="00444d5a" officeooo:paragraph-rsid="00444d5a"/>
    </style:style>
    <style:style style:name="P94" style:family="paragraph" style:parent-style-name="Standard" style:list-style-name="L34">
      <style:text-properties style:font-name="Liberation Mono" fo:font-size="12pt" officeooo:rsid="00444d5a" officeooo:paragraph-rsid="00444d5a"/>
    </style:style>
    <style:style style:name="P95" style:family="paragraph" style:parent-style-name="Standard" style:list-style-name="L35">
      <style:text-properties style:font-name="Liberation Mono" fo:font-size="12pt" officeooo:rsid="0044c85f" officeooo:paragraph-rsid="0044c85f"/>
    </style:style>
    <style:style style:name="P96" style:family="paragraph" style:parent-style-name="Standard">
      <style:text-properties style:font-name="Liberation Mono" fo:font-size="12pt" officeooo:rsid="00468bad" officeooo:paragraph-rsid="00468bad"/>
    </style:style>
    <style:style style:name="P97" style:family="paragraph" style:parent-style-name="Standard" style:list-style-name="L11">
      <style:text-properties fo:font-size="12pt" officeooo:rsid="001fb1a2" officeooo:paragraph-rsid="001fb1a2"/>
    </style:style>
    <style:style style:name="P98" style:family="paragraph" style:parent-style-name="Standard">
      <style:text-properties style:font-name="Liberation Mono"/>
    </style:style>
    <style:style style:name="P99" style:family="paragraph" style:parent-style-name="Standard">
      <style:text-properties style:font-name="Liberation Mono" officeooo:rsid="002c9c2e" officeooo:paragraph-rsid="002c9c2e"/>
    </style:style>
    <style:style style:name="P100" style:family="paragraph" style:parent-style-name="Standard" style:list-style-name="L14">
      <style:text-properties style:font-name="Liberation Mono" fo:font-weight="bold" officeooo:rsid="002c9c2e" officeooo:paragraph-rsid="002c9c2e" style:font-weight-asian="bold" style:font-weight-complex="bold"/>
    </style:style>
    <style:style style:name="P101" style:family="paragraph" style:parent-style-name="Standard" style:list-style-name="L14">
      <style:text-properties style:font-name="Liberation Mono" fo:font-weight="bold" officeooo:rsid="002df8d8" officeooo:paragraph-rsid="002df8d8" style:font-weight-asian="bold" style:font-weight-complex="bold"/>
    </style:style>
    <style:style style:name="T1" style:family="text">
      <style:text-properties style:font-name="Liberation Mono" officeooo:rsid="000a2a10"/>
    </style:style>
    <style:style style:name="T2" style:family="text">
      <style:text-properties style:font-name="Liberation Mono" fo:font-weight="normal" style:font-weight-asian="normal" style:font-weight-complex="normal"/>
    </style:style>
    <style:style style:name="T3" style:family="text">
      <style:text-properties style:font-name="Liberation Mono" fo:font-weight="normal" officeooo:rsid="000e044f" style:font-weight-asian="normal" style:font-weight-complex="normal"/>
    </style:style>
    <style:style style:name="T4" style:family="text">
      <style:text-properties style:font-name="Liberation Mono" fo:font-weight="normal" officeooo:rsid="000f461b" style:font-weight-asian="normal" style:font-weight-complex="normal"/>
    </style:style>
    <style:style style:name="T5" style:family="text">
      <style:text-properties style:font-name="Liberation Mono" fo:font-weight="normal" officeooo:rsid="0020475a" style:font-weight-asian="normal" style:font-weight-complex="normal"/>
    </style:style>
    <style:style style:name="T6" style:family="text">
      <style:text-properties style:font-name="Liberation Mono" fo:font-weight="normal" officeooo:rsid="002224f4" style:font-weight-asian="normal" style:font-weight-complex="normal"/>
    </style:style>
    <style:style style:name="T7" style:family="text">
      <style:text-properties style:font-name="Liberation Mono" officeooo:rsid="00124e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95310"/>
    </style:style>
    <style:style style:name="T10" style:family="text">
      <style:text-properties officeooo:rsid="002bffe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333ac"/>
    </style:style>
    <style:style style:name="T13" style:family="text">
      <style:text-properties officeooo:rsid="003895fb"/>
    </style:style>
    <style:style style:name="T14" style:family="text">
      <style:text-properties officeooo:rsid="0043c9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 Best Practices: Jason Turner – <text:span text:style-name="T9">jason@emptycrate.com</text:span></text:p>
      <text:p text:style-name="P1"/>
      <text:p text:style-name="P9"><text:a xlink:type="simple" xlink:href="https://isocpp.org/" text:style-name="Internet_20_link" text:visited-style-name="Visited_20_Internet_20_Link"><text:span text:style-name="T1">https://isocpp.org/</text:span></text:a></text:p>
      <text:p text:style-name="P9"/>
      <text:p text:style-name="P11"><text:a xlink:type="simple" xlink:href="https://github.com/lefticus/cppbestpractices/blob/master/00-Table_of_Contents.md" text:style-name="Internet_20_link" text:visited-style-name="Visited_20_Internet_20_Link"><text:span text:style-name="T7">cppbestpractices.com</text:span></text:a></text:p>
      <text:p text:style-name="P1"/>
      <text:p text:style-name="P2">Core Guideline Enforcement Tools:</text:p>
      <text:list xml:id="list6940386339796775776" text:style-name="L1">
        <text:list-item>
          <text:p text:style-name="P12">CppCoreChecker</text:p>
        </text:list-item>
        <text:list-item>
          <text:p text:style-name="P12">clang-tidy</text:p>
        </text:list-item>
      </text:list>
      <text:p text:style-name="P2"/>
      <text:p text:style-name="P2">Optimization:</text:p>
      <text:list xml:id="list8183925276639462129" text:style-name="L2">
        <text:list-item>
          <text:p text:style-name="P14">“Premature optimization is the root of all evil (or at least most of it) in programming.” - Donald Knuth</text:p>
        </text:list-item>
        <text:list-item>
          <text:p text:style-name="P15">Moving a return value out of a function breaks RVO (return value optimization)</text:p>
          <text:list>
            <text:list-item>
              <text:p text:style-name="P15">Copy elision (or Copy omission) is a compiler optimization technique that avoids unnecessary copying of objects. Very similar to RVO</text:p>
            </text:list-item>
          </text:list>
        </text:list-item>
        <text:list-item>
          <text:p text:style-name="P16">As-If Rule: The compiler is allowed to do anything it wants and optimize however it can as long as it produces the same result “as-if” it just ran the code it was given. </text:p>
        </text:list-item>
      </text:list>
      <text:p text:style-name="P3"/>
      <text:p text:style-name="P4">Undefined Behavior: <text:span text:style-name="T8">DON’T</text:span></text:p>
      <text:p text:style-name="P7"/>
      <text:p text:style-name="P6">Never declare a variable until you have a use for it. </text:p>
      <text:list xml:id="list8781272449697668238" text:style-name="L3">
        <text:list-item>
          <text:p text:style-name="P17">Always prefer to make variables const and only create them when you need them. No group creating variables at the top of a function.</text:p>
        </text:list-item>
        <text:list-item>
          <text:p text:style-name="P17">Don’t declare a variable if you don’t need it. I.E. declare a short vector inside a range-based for loop rather than declaring the vector ahead of time. </text:p>
          <text:list>
            <text:list-item>
              <text:p text:style-name="P17">Reduces compiled code size.</text:p>
            </text:list-item>
          </text:list>
        </text:list-item>
      </text:list>
      <text:p text:style-name="P6"/>
      <text:p text:style-name="P8">Use const as much as possible</text:p>
      <text:list xml:id="list1061444238152203156" text:style-name="L4">
        <text:list-item>
          <text:p text:style-name="P18">Enhances the clarity and readability of your code.</text:p>
        </text:list-item>
        <text:list-item>
          <text:p text:style-name="P18">The compiler will enforce const for you. </text:p>
        </text:list-item>
        <text:list-item>
          <text:p text:style-name="P19">Don’t ever cast away const, just don’t. Doing so invokes undefined behavior. </text:p>
        </text:list-item>
      </text:list>
      <text:p text:style-name="P5"/>
      <text:p text:style-name="P10"><text:span text:style-name="T3">Use member </text:span><text:span text:style-name="T4">initializer lists</text:span></text:p>
      <text:list xml:id="list1468492065627551090" text:style-name="L5">
        <text:list-item>
          <text:p text:style-name="P20">Prefer in-class initializers.</text:p>
        </text:list-item>
      </text:list>
      <text:p text:style-name="P21"/>
      <text:p text:style-name="P22">In Interfaces, User Raw Pointers to Denote Single (Optional) Objects Only (R.2)</text:p>
      <text:p text:style-name="P22"/>
      <text:p text:style-name="P23">ChaiScript plug…</text:p>
      <text:p text:style-name="P23"/>
      <text:p text:style-name="P24"><text:soft-page-break/>If you know the size of a collection you should almost always prefer std::array instead of std::vector (cpp17)</text:p>
      <text:p text:style-name="P24"/>
      <text:p text:style-name="P25">A string literal passed as a parameter to a function is guaranteed to survive for the entire lifetime of the application.</text:p>
      <text:p text:style-name="P25"/>
      <text:p text:style-name="P25">Guideline Support Library ‘span’ class is similar to string_view for arrays. Neat!</text:p>
      <text:p text:style-name="P25"/>
      <text:p text:style-name="P26">Watch C++ Weekly episode called “why you can’t move from const”</text:p>
      <text:p text:style-name="P26"/>
      <text:p text:style-name="P27">STD::MOVE DOESN’T MOVE ANYTHING, IT CASTS</text:p>
      <text:p text:style-name="P27"/>
      <text:p text:style-name="P28">Constructors that are created for you:</text:p>
      <text:list xml:id="list3710773778845778441" text:style-name="L6">
        <text:list-item>
          <text:p text:style-name="P29">Default</text:p>
        </text:list-item>
        <text:list-item>
          <text:p text:style-name="P29">Copy</text:p>
        </text:list-item>
        <text:list-item>
          <text:p text:style-name="P29">Move</text:p>
        </text:list-item>
        <text:list-item>
          <text:p text:style-name="P29">Copy assignment</text:p>
        </text:list-item>
        <text:list-item>
          <text:p text:style-name="P29">Move assignment</text:p>
        </text:list-item>
        <text:list-item>
          <text:p text:style-name="P29">Destructor</text:p>
        </text:list-item>
      </text:list>
      <text:p text:style-name="P28">Copy/move constructor/assignment and destructor all interact with each other</text:p>
      <text:p text:style-name="P28"/>
      <text:p text:style-name="P28">Avoid empty destructor (run slide 26.4 on godbolt with and without the destructor)</text:p>
      <text:list xml:id="list6567207601468201482" text:style-name="L7">
        <text:list-item>
          <text:p text:style-name="P30">If you are managing a resource(‘new’), always define ‘default’ or ‘delete’ for all special functions</text:p>
        </text:list-item>
        <text:list-item>
          <text:p text:style-name="P31">Rule of Zero</text:p>
        </text:list-item>
      </text:list>
      <text:p text:style-name="P32"/>
      <text:p text:style-name="P33">Prefer stack objects:</text:p>
      <text:list xml:id="list3513411107169678742" text:style-name="L8">
        <text:list-item>
          <text:p text:style-name="P34">Prefer scope managed objects</text:p>
        </text:list-item>
        <text:list-item>
          <text:p text:style-name="P34">Prefer stack based objects</text:p>
        </text:list-item>
        <text:list-item>
          <text:p text:style-name="P34">Use the tools available – heap profilers</text:p>
        </text:list-item>
      </text:list>
      <text:p text:style-name="P33"/>
      <text:p text:style-name="P35">Avoid Automatic Conversions</text:p>
      <text:list xml:id="list940831888018615607" text:style-name="L9">
        <text:list-item>
          <text:p text:style-name="P36">Mark signal parameter constructors ‘explicit’, this will avoid automatic conversions.</text:p>
        </text:list-item>
        <text:list-item>
          <text:p text:style-name="P36">Mark conversion operators ‘explicit’</text:p>
        </text:list-item>
      </text:list>
      <text:p text:style-name="P37"/>
      <text:p text:style-name="P38">Use Initializer Lists For Literal Values Only</text:p>
      <text:list xml:id="list3562562069793868156" text:style-name="L10">
        <text:list-item>
          <text:p text:style-name="P39">I.E. don’t try to use initializer lists for things that expensive to copy like std::shared_ptr and the like.</text:p>
        </text:list-item>
      </text:list>
      <text:p text:style-name="P38"/>
      <text:p text:style-name="P38">Understand the standard containers</text:p>
      <text:list xml:id="list1418948338521404105" text:style-name="L11">
        <text:list-item>
          <text:p text:style-name="P40">ALL containers are a thing that can be accessed by iterators.</text:p>
        </text:list-item>
        <text:list-item>
          <text:p text:style-name="P40">Associative Containers:</text:p>
          <text:list>
            <text:list-item>
              <text:p text:style-name="P41"><text:soft-page-break/>Containers with keys that can be strictly ordered, by default they are ordered by std::less</text:p>
              <text:list>
                <text:list-item>
                  <text:p text:style-name="P41">std::map</text:p>
                </text:list-item>
                <text:list-item>
                  <text:p text:style-name="P41">std::multi_map</text:p>
                </text:list-item>
                <text:list-item>
                  <text:p text:style-name="P41">std::set</text:p>
                </text:list-item>
                <text:list-item>
                  <text:p text:style-name="P41">std::multi_set</text:p>
                </text:list-item>
              </text:list>
            </text:list-item>
            <text:list-item>
              <text:p text:style-name="P41">Unordered associative containers – keys can be hashed and compared for equality.</text:p>
              <text:list>
                <text:list-item>
                  <text:p text:style-name="P41">std::unordered_map</text:p>
                </text:list-item>
                <text:list-item>
                  <text:p text:style-name="P41">std::unordered_multi_map</text:p>
                </text:list-item>
                <text:list-item>
                  <text:p text:style-name="P41">std::unordered_set</text:p>
                </text:list-item>
                <text:list-item>
                  <text:p text:style-name="P41">std::unordered_multi_set</text:p>
                </text:list-item>
              </text:list>
            </text:list-item>
            <text:list-item>
              <text:p text:style-name="P41">Sequence Containers – containers where the order of insertion determines the order in the container.</text:p>
              <text:list>
                <text:list-item>
                  <text:p text:style-name="P41">std::basic_string</text:p>
                </text:list-item>
                <text:list-item>
                  <text:p text:style-name="P41">std::array</text:p>
                </text:list-item>
                <text:list-item>
                  <text:p text:style-name="P41">std::vector</text:p>
                </text:list-item>
                <text:list-item>
                  <text:p text:style-name="P41">std::deque</text:p>
                </text:list-item>
                <text:list-item>
                  <text:p text:style-name="P41">std::forward_list</text:p>
                </text:list-item>
                <text:list-item>
                  <text:p text:style-name="P41">std::list</text:p>
                </text:list-item>
              </text:list>
            </text:list-item>
            <text:list-item>
              <text:p text:style-name="P41">Contiguous Containers – Containers that store their data in contiguous memory. These should be your default choice, in this order, unless you need the particular behavior of one of the associative containers. </text:p>
              <text:list>
                <text:list-item>
                  <text:p text:style-name="P41">std::array</text:p>
                  <text:list>
                    <text:list-item>
                      <text:p text:style-name="P44">stack-based container of fixed size. Very optimizable</text:p>
                    </text:list-item>
                  </text:list>
                </text:list-item>
                <text:list-item>
                  <text:p text:style-name="P42">std::vector</text:p>
                  <text:list>
                    <text:list-item>
                      <text:p text:style-name="P44">heap-based container of variable size. Very low overhead except for dynamic allocations.</text:p>
                    </text:list-item>
                    <text:list-item>
                      <text:p text:style-name="P44">Vectors grow dynamically very quickly. Often allocating much more memory than necessary.</text:p>
                      <text:list>
                        <text:list-item>
                          <text:p text:style-name="P44">Can use .reserve() to pre-define how much space you need.</text:p>
                        </text:list-item>
                      </text:list>
                    </text:list-item>
                  </text:list>
                </text:list-item>
                <text:list-item>
                  <text:p text:style-name="P97"><text:span text:style-name="T2">std::basic_string – </text:span><text:span text:style-name="T5">can be used to hold anything. std::basic_string&lt;int&gt; totally works. It will also perform small string optimization even when the basic_string isn’t holding characters. </text:span><text:span text:style-name="T6">What the hell.</text:span></text:p>
                </text:list-item>
              </text:list>
            </text:list-item>
          </text:list>
        </text:list-item>
      </text:list>
      <text:p text:style-name="P43"/>
      <text:p text:style-name="P43"/>
      <text:p text:style-name="P43">std::vector of bool – acts completely different from any other vector. Because vector&lt;bool&gt; holds bits instead of bools, it can’t return a bool&amp; from its indexing operator or iterator dereference. This can play havoc on quite innocent looking generic code.</text:p>
      <text:p text:style-name="P28"/>
      <text:p text:style-name="P45"/>
      <text:p text:style-name="P45"/>
      <text:p text:style-name="P45"/>
      <text:p text:style-name="P45"><text:soft-page-break/>Prefer ‘constexpr’ over ‘static const’</text:p>
      <text:list xml:id="list1874816788869884978" text:style-name="L12">
        <text:list-item>
          <text:p text:style-name="P46">constexpr says “this is something that can be evaluated at compile time, but it doesn’t have to be”</text:p>
        </text:list-item>
        <text:list-item>
          <text:p text:style-name="P47">Things with a defined destructor cannot be constexpr.</text:p>
        </text:list-item>
        <text:list-item>
          <text:p text:style-name="P48">Avoid static access const, avoid runtime initialization cost by using constexpr.</text:p>
        </text:list-item>
        <text:list-item>
          <text:p text:style-name="P48">constexpr implies const-ness</text:p>
        </text:list-item>
        <text:list-item>
          <text:p text:style-name="P48">Put constexpr stuff in global/namespaced scope for maximum optimization. GCC will reinitialize constexpr that are inside a function every time that function is entered. </text:p>
        </text:list-item>
      </text:list>
      <text:p text:style-name="P49"/>
      <text:p text:style-name="P49">Lambdas</text:p>
      <text:list xml:id="list611434727734910216" text:style-name="L13">
        <text:list-item>
          <text:p text:style-name="P50">capture list parameters can’t have a named type, they are always auto.</text:p>
        </text:list-item>
        <text:list-item>
          <text:p text:style-name="P50">The ‘mutable’ keyword allows modification to captures. <text:span text:style-name="T10">But only to the copy of the capture.</text:span></text:p>
          <text:list>
            <text:list-item>
              <text:p text:style-name="P51">Modifications to the captured variable persist for the entire lifetime of the lambda that captured it. Weird...</text:p>
            </text:list-item>
          </text:list>
        </text:list-item>
        <text:list-item>
          <text:p text:style-name="P51">If the lambda body meets all the requirements of a constexpr function then it is constexpr by default. </text:p>
        </text:list-item>
        <text:list-item>
          <text:p text:style-name="P54">If you never give your lambda a name, you can capture everything by reference ‘&amp;’, otherwise you should avoid doing that.</text:p>
        </text:list-item>
      </text:list>
      <text:p text:style-name="P98"/>
      <text:p text:style-name="P99">Readability</text:p>
      <text:list xml:id="list4079324951630599010" text:style-name="L14">
        <text:list-item>
          <text:p text:style-name="P100">Always<text:span text:style-name="T11"> prefer range-based for loops when possible</text:span></text:p>
          <text:list>
            <text:list-item>
              <text:p text:style-name="P100"><text:span text:style-name="T11">Traditional loops are too verbose</text:span></text:p>
            </text:list-item>
            <text:list-item>
              <text:p text:style-name="P100"><text:span text:style-name="T11">However they don’t work well with partial ranges</text:span></text:p>
            </text:list-item>
            <text:list-item>
              <text:p text:style-name="P101"><text:span text:style-name="T11">Always prefer auto for range declaration to avoid accidental </text:span><text:a xlink:type="simple" xlink:href="http://www.geeksforgeeks.org/object-slicing-in-c/" text:style-name="Internet_20_link" text:visited-style-name="Visited_20_Internet_20_Link"><text:span text:style-name="T11">slicing</text:span></text:a><text:span text:style-name="T11">.</text:span></text:p>
            </text:list-item>
          </text:list>
        </text:list-item>
        <text:list-item>
          <text:p text:style-name="P52">Prefer algorithms over raw loops</text:p>
          <text:list>
            <text:list-item>
              <text:p text:style-name="P52">Standard algorithms are highly optimized, proven, composable operations on pairs of iterators. Learn them. </text:p>
            </text:list-item>
          </text:list>
        </text:list-item>
      </text:list>
      <text:p text:style-name="P53"/>
      <text:p text:style-name="P55">Tools!</text:p>
      <text:list xml:id="list8081250634414120497" text:style-name="L15">
        <text:list-item>
          <text:p text:style-name="P56">git bisect</text:p>
        </text:list-item>
        <text:list-item>
          <text:p text:style-name="P56">use compiler flags, -Wall, -Wextra, -Wshadow, etc.</text:p>
        </text:list-item>
        <text:list-item>
          <text:p text:style-name="P56">Static analyzers</text:p>
          <text:list>
            <text:list-item>
              <text:p text:style-name="P56">Facebook linter</text:p>
            </text:list-item>
            <text:list-item>
              <text:p text:style-name="P56">clang-tidy (google’s rules)</text:p>
              <text:list>
                <text:list-item>
                  <text:p text:style-name="P56">clang-format</text:p>
                </text:list-item>
                <text:list-item>
                  <text:p text:style-name="P56">clang-check</text:p>
                </text:list-item>
              </text:list>
            </text:list-item>
            <text:list-item>
              <text:p text:style-name="P56">cppcheck</text:p>
            </text:list-item>
            <text:list-item>
              <text:p text:style-name="P56">metrix++</text:p>
            </text:list-item>
          </text:list>
        </text:list-item>
        <text:list-item>
          <text:p text:style-name="P57">Runtime analyzers</text:p>
          <text:list>
            <text:list-item>
              <text:p text:style-name="P57">Sanitizers</text:p>
              <text:list>
                <text:list-item>
                  <text:p text:style-name="P57">Address</text:p>
                </text:list-item>
                <text:list-item>
                  <text:p text:style-name="P57">Thread</text:p>
                </text:list-item>
                <text:list-item>
                  <text:p text:style-name="P57"><text:soft-page-break/>Memory</text:p>
                </text:list-item>
                <text:list-item>
                  <text:p text:style-name="P57">UndefinedBehavior</text:p>
                </text:list-item>
                <text:list-item>
                  <text:p text:style-name="P57">Leak</text:p>
                </text:list-item>
              </text:list>
            </text:list-item>
            <text:list-item>
              <text:p text:style-name="P57">Valgrind</text:p>
            </text:list-item>
            <text:list-item>
              <text:p text:style-name="P57">Checked STL implementation/electric fence</text:p>
            </text:list-item>
            <text:list-item>
              <text:p text:style-name="P57">Dr Memory</text:p>
            </text:list-item>
          </text:list>
        </text:list-item>
        <text:list-item>
          <text:p text:style-name="P58">Automated testing</text:p>
          <text:list>
            <text:list-item>
              <text:p text:style-name="P58">Catch from Phil Nash</text:p>
            </text:list-item>
            <text:list-item>
              <text:p text:style-name="P58">gtest</text:p>
            </text:list-item>
            <text:list-item>
              <text:p text:style-name="P58">Boost.Test</text:p>
            </text:list-item>
          </text:list>
        </text:list-item>
        <text:list-item>
          <text:p text:style-name="P58">Continuous Integration</text:p>
          <text:list>
            <text:list-item>
              <text:p text:style-name="P58">Checks each commit against a set of compilers and tools</text:p>
            </text:list-item>
            <text:list-item>
              <text:p text:style-name="P58">A necessity for maintaining code quality. </text:p>
            </text:list-item>
          </text:list>
        </text:list-item>
        <text:list-item>
          <text:p text:style-name="P59">Fuzzy Testing</text:p>
          <text:list>
            <text:list-item>
              <text:p text:style-name="P59">Attempts to generate new/novel tests for your code</text:p>
            </text:list-item>
            <text:list-item>
              <text:p text:style-name="P59">Works primarily with projects that accept input files</text:p>
            </text:list-item>
            <text:list-item>
              <text:p text:style-name="P59">‘Breeds’ new inputs by analyzing code paths</text:p>
              <text:list>
                <text:list-item>
                  <text:p text:style-name="P60"><text:span text:style-name="T12">Check out - </text:span>American Fuzzy Lop</text:p>
                </text:list-item>
              </text:list>
            </text:list-item>
            <text:list-item>
              <text:p text:style-name="P61">Consider:</text:p>
              <text:list>
                <text:list-item>
                  <text:p text:style-name="P61">Run automated tests with sanitizers</text:p>
                </text:list-item>
                <text:list-item>
                  <text:p text:style-name="P61">Run automated tests with Dr Memory/Valgrind</text:p>
                </text:list-item>
                <text:list-item>
                  <text:p text:style-name="P61">Enable short runs of fuzzy tests during CI builds</text:p>
                </text:list-item>
                <text:list-item>
                  <text:p text:style-name="P61">Roll round results from fuzzy testing back into your automated tests. </text:p>
                </text:list-item>
              </text:list>
            </text:list-item>
          </text:list>
        </text:list-item>
      </text:list>
      <text:p text:style-name="P62"/>
      <text:p text:style-name="P62">Constexpr everything you can</text:p>
      <text:list xml:id="list3380791236471987260" text:style-name="L16">
        <text:list-item>
          <text:p text:style-name="P63">Pros:</text:p>
          <text:list>
            <text:list-item>
              <text:p text:style-name="P63">can help with performance</text:p>
            </text:list-item>
            <text:list-item>
              <text:p text:style-name="P63">enables your types and functions for constexpr usage</text:p>
            </text:list-item>
            <text:list-item>
              <text:p text:style-name="P63">Jason considers this a matter of correctness</text:p>
            </text:list-item>
          </text:list>
        </text:list-item>
        <text:list-item>
          <text:p text:style-name="P63">Cons:</text:p>
          <text:list>
            <text:list-item>
              <text:p text:style-name="P63">It implies inline</text:p>
            </text:list-item>
            <text:list-item>
              <text:p text:style-name="P63">The definition of the function must be available, like in a header</text:p>
            </text:list-item>
            <text:list-item>
              <text:p text:style-name="P63">Most standard algorithms are not constexpr, making writing constexpr functions harder. </text:p>
            </text:list-item>
          </text:list>
        </text:list-item>
      </text:list>
      <text:p text:style-name="P64"/>
      <text:p text:style-name="P64">Const ALL read-only member functions</text:p>
      <text:list xml:id="list4922418445725983280" text:style-name="L17">
        <text:list-item>
          <text:p text:style-name="P65">const member functions are usable in more contexts</text:p>
        </text:list-item>
        <text:list-item>
          <text:p text:style-name="P65">It is more correct – a read-only operation should be const</text:p>
        </text:list-item>
        <text:list-item>
          <text:p text:style-name="P65">const methods should be thread-safe (according to the standard library)</text:p>
        </text:list-item>
      </text:list>
      <text:p text:style-name="P66"/>
      <text:p text:style-name="P67">Consider using static</text:p>
      <text:p text:style-name="P67"/>
      <text:p text:style-name="P68"/>
      <text:p text:style-name="P68"/>
      <text:p text:style-name="P68"><text:soft-page-break/>Avoid Casting</text:p>
      <text:list xml:id="list3082254825212804590" text:style-name="L19">
        <text:list-item>
          <text:p text:style-name="P69">dynamic_cast</text:p>
          <text:list>
            <text:list-item>
              <text:p text:style-name="P69">Can be used to cast up/down/across polymorphic types.</text:p>
            </text:list-item>
            <text:list-item>
              <text:p text:style-name="P69">Casts are compile and runtime checked</text:p>
            </text:list-item>
            <text:list-item>
              <text:p text:style-name="P69">Using dynamic_cast is often considered to be a design fault</text:p>
            </text:list-item>
            <text:list-item>
              <text:p text:style-name="P69">BEST IF AVOIDED</text:p>
            </text:list-item>
          </text:list>
        </text:list-item>
        <text:list-item>
          <text:p text:style-name="P69">static_cast</text:p>
          <text:list>
            <text:list-item>
              <text:p text:style-name="P69">Can be used to apply explicit and implicit conversions.</text:p>
            </text:list-item>
            <text:list-item>
              <text:p text:style-name="P69">Can be unintentionally used to slice objects.</text:p>
            </text:list-item>
            <text:list-item>
              <text:p text:style-name="P69">Does not have the runtime overhead of dynamic_cast</text:p>
            </text:list-item>
            <text:list-item>
              <text:p text:style-name="P69">will sometimes have to be used</text:p>
            </text:list-item>
            <text:list-item>
              <text:p text:style-name="P69">BEST IF AVOIDED – <text:span text:style-name="T13">can be fine for basic types though</text:span></text:p>
            </text:list-item>
          </text:list>
        </text:list-item>
        <text:list-item>
          <text:p text:style-name="P70">const_cast</text:p>
          <text:list>
            <text:list-item>
              <text:p text:style-name="P70">Can be used to remove const or volatile</text:p>
            </text:list-item>
            <text:list-item>
              <text:p text:style-name="P70">Should probably only be used when calling non-const correct APIs</text:p>
            </text:list-item>
            <text:list-item>
              <text:p text:style-name="P70">NEVER USE THIS SHIT</text:p>
            </text:list-item>
          </text:list>
        </text:list-item>
        <text:list-item>
          <text:p text:style-name="P70">reinterpret_cast</text:p>
          <text:list>
            <text:list-item>
              <text:p text:style-name="P70">Can be used to convert almost anything to almost anything else.</text:p>
            </text:list-item>
            <text:list-item>
              <text:p text:style-name="P70">NEVER USE THIS SHIT</text:p>
            </text:list-item>
          </text:list>
        </text:list-item>
      </text:list>
      <text:p text:style-name="P71"/>
      <text:p text:style-name="P72">Don’t use malloc or free</text:p>
      <text:p text:style-name="P72"/>
      <text:p text:style-name="P72">Don’t move from const</text:p>
      <text:list xml:id="list4770706454734342932" text:style-name="L21">
        <text:list-item>
          <text:p text:style-name="P73">doing so will just make a copy</text:p>
        </text:list-item>
      </text:list>
      <text:p text:style-name="P72"/>
      <text:p text:style-name="P74">noexcept</text:p>
      <text:list xml:id="list8439465099412312459" text:style-name="L22">
        <text:list-item>
          <text:p text:style-name="P75">A unary operator that returns a constant expression bool. True if the expression cannot throw, false if it might.</text:p>
        </text:list-item>
        <text:list-item>
          <text:p text:style-name="P75">Noexcept specifications are used to tell the compiler if a function is allowed to throw an exception or not. If a noexcept(true) function does the throw the program is required to call terminate. </text:p>
        </text:list-item>
      </text:list>
      <text:p text:style-name="P74"/>
      <text:p text:style-name="P76">Mark member functions override</text:p>
      <text:p text:style-name="P76"/>
      <text:p text:style-name="P77">Use exactly one of either override, final, or virtual</text:p>
      <text:p text:style-name="P77"/>
      <text:p text:style-name="P77">Don’t “return (value)”</text:p>
      <text:list xml:id="list3351601870282614923" text:style-name="L24">
        <text:list-item>
          <text:p text:style-name="P78">“return (value)” and “decltype”</text:p>
          <text:list>
            <text:list-item>
              <text:p text:style-name="P78">putting parentheses around your return value indicates that something special should be happening to that value.</text:p>
            </text:list-item>
          </text:list>
        </text:list-item>
      </text:list>
      <text:p text:style-name="P77"/>
      <text:p text:style-name="P77">“assert” calls all get removed in release builds, they only have functionality in debug builds</text:p>
      <text:list xml:id="list1344677329104778093" text:style-name="L26">
        <text:list-item>
          <text:p text:style-name="P79">static_assert is a compile time check</text:p>
        </text:list-item>
      </text:list>
      <text:p text:style-name="P77"><text:soft-page-break/></text:p>
      <text:p text:style-name="P77">Testing constexpr functions</text:p>
      <text:p text:style-name="P77"/>
      <text:p text:style-name="P80">Resource Management</text:p>
      <text:list xml:id="list1656129490240308088" text:style-name="L30">
        <text:list-item>
          <text:p text:style-name="P84">Avoid new and delete</text:p>
        </text:list-item>
        <text:list-item>
          <text:p text:style-name="P84">Prefer RAII/scoped pointers</text:p>
        </text:list-item>
        <text:list-item>
          <text:p text:style-name="P84">user std::make_unique and std::make_shared</text:p>
        </text:list-item>
        <text:list-item>
          <text:p text:style-name="P84">make_shared sometimes more efficient</text:p>
        </text:list-item>
        <text:list-item>
          <text:p text:style-name="P84">Use the tools available: ReSharpser</text:p>
        </text:list-item>
        <text:list-item>
          <text:p text:style-name="P84">Further reading: Effect Modern C++</text:p>
        </text:list-item>
        <text:list-item>
          <text:p text:style-name="P84">std::shared_ptr should be used for cases of shared ownership</text:p>
        </text:list-item>
        <text:list-item>
          <text:p text:style-name="P84">std::unique_ptr should be preferred over std::shared_ptr</text:p>
        </text:list-item>
        <text:list-item>
          <text:p text:style-name="P84">the usage of ‘new’ and ‘delete’ should always be a red flag.</text:p>
        </text:list-item>
      </text:list>
      <text:p text:style-name="P85"/>
      <text:p text:style-name="P85">RAII = Resource Acquisition is Initialization</text:p>
      <text:list xml:id="list6900258898826971843" text:style-name="L31">
        <text:list-item>
          <text:p text:style-name="P86">Uses constructor/destructor pairs to make sure anything that was allocated and initialized is also deallocated/uninitialized if necessary.</text:p>
        </text:list-item>
      </text:list>
      <text:p text:style-name="P87"/>
      <text:p text:style-name="P87">Copying shared_ptr</text:p>
      <text:list xml:id="list7539726741307280045" text:style-name="L32">
        <text:list-item>
          <text:p text:style-name="P88">Instantiates new shared_ptr object, sharing in ownership</text:p>
        </text:list-item>
        <text:list-item>
          <text:p text:style-name="P88">Atomic increment of reference count</text:p>
        </text:list-item>
        <text:list-item>
          <text:p text:style-name="P88">Atomic decrement of reference count</text:p>
        </text:list-item>
        <text:list-item>
          <text:p text:style-name="P88">Check to see if reference count == 0 and the object needs to be deallocated</text:p>
        </text:list-item>
        <text:list-item>
          <text:p text:style-name="P89">Avoid accidental copies by ensuring that shared_ptr parameter template types match the type you are passing, pass them by reference.</text:p>
        </text:list-item>
      </text:list>
      <text:p text:style-name="P90"/>
      <text:p text:style-name="P90">unique_ptr</text:p>
      <text:list xml:id="list8133911375155913015" text:style-name="L33">
        <text:list-item>
          <text:p text:style-name="P91">Represents single ownership</text:p>
        </text:list-item>
        <text:list-item>
          <text:p text:style-name="P91">Has 0 overhead compared to <text:span text:style-name="T14">manual memory management</text:span></text:p>
        </text:list-item>
        <text:list-item>
          <text:p text:style-name="P92">prefer unique_ptr over shared_ptr where possible</text:p>
        </text:list-item>
      </text:list>
      <text:p text:style-name="P93"/>
      <text:p text:style-name="P93">Never use auto_ptr</text:p>
      <text:list xml:id="list2230882656578565748" text:style-name="L34">
        <text:list-item>
          <text:p text:style-name="P94">Fundamentally broken</text:p>
        </text:list-item>
        <text:list-item>
          <text:p text:style-name="P94">It was designed before C++11 and move semantics</text:p>
        </text:list-item>
        <text:list-item>
          <text:p text:style-name="P94">Steals ownership from copy/assigned objects</text:p>
        </text:list-item>
        <text:list-item>
          <text:p text:style-name="P94">Deprecated</text:p>
        </text:list-item>
      </text:list>
      <text:p text:style-name="P80"/>
      <text:p text:style-name="P93">Don’t pass smart pointers unless you need to convey ownership</text:p>
      <text:list xml:id="list5961898320936429126" text:style-name="L35">
        <text:list-item>
          <text:p text:style-name="P95">Prefer &amp; and * parameters</text:p>
        </text:list-item>
        <text:list-item>
          <text:p text:style-name="P95">Prefer &amp; for values that cannot be null</text:p>
        </text:list-item>
        <text:list-item>
          <text:p text:style-name="P95">Prefer const</text:p>
        </text:list-item>
        <text:list-item>
          <text:p text:style-name="P95">Only pass smart pointers if you have a reason to</text:p>
        </text:list-item>
      </text:list>
      <text:p text:style-name="P80"/>
      <text:p text:style-name="P96">[[nodiscard]]</text:p>
      <text:p text:style-name="P80"><text:soft-page-break/>How to keep up to date on C++ stuff</text:p>
      <text:list xml:id="list2804501409549093324" text:style-name="L28">
        <text:list-item>
          <text:p text:style-name="P81">Twitter: meetingcpp</text:p>
        </text:list-item>
        <text:list-item>
          <text:p text:style-name="P82">Slack: cpplang.now.sh</text:p>
        </text:list-item>
        <text:list-item>
          <text:p text:style-name="P82">CppCast - Podcast</text:p>
        </text:list-item>
        <text:list-item>
          <text:p text:style-name="P82">C++ Weekly - Youtube</text:p>
        </text:list-item>
      </text:list>
      <text:p text:style-name="P83"/>
      <text:p text:style-name="P83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akar" fo:font-family="aakar" style:font-pitch="variable" fo:font-size="12pt" officeooo:rsid="002bffe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09:01:03.062005730</meta:creation-date>
    <dc:date>2017-10-01T16:57:57.975427997</dc:date>
    <meta:editing-duration>PT3H45M1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8" meta:paragraph-count="219" meta:word-count="1664" meta:character-count="10025" meta:non-whitespace-character-count="8729"/>
  </office:meta>
</office:document-meta>
</file>